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kurzer physikalischer Überblick:</text:p>
      <text:p text:style-name="Standard">worum geht’s</text:p>
      <text:p text:style-name="Standard">Laser, Kristall, Simulation</text:p>
      <text:p text:style-name="Standard"/>
      <text:p text:style-name="Standard">Motivation:</text:p>
      <text:p text:style-name="Standard">zur Zeit Implementation auf CPU</text:p>
      <text:p text:style-name="Standard">lange Rechenzeit</text:p>
      <text:p text:style-name="Standard"/>
      <text:p text:style-name="Standard">Aufgabe</text:p>
      <text:p text:style-name="Standard">für uns interessant</text:p>
      <text:p text:style-name="Standard">Skizze mit Prismen</text:p>
      <text:p text:style-name="Standard">zufällige Strahlen im Prisma zu jedem Eckpunkt im der Prismen</text:p>
      <text:p text:style-name="Standard"/>
      <text:p text:style-name="Standard">Schnittpunkte mit Prismen interessant (durchlaufene Strecken).</text:p>
      <text:p text:style-name="Standard">→ werden in Formel eingesetzt.</text:p>
      <text:p text:style-name="Standard"/>
      <text:p text:style-name="Standard">Algorithmus:</text:p>
      <text:p text:style-name="Standard">1.) einfachster Ansatz: bruteforce</text:p>
      <text:p text:style-name="Standard">allg Vorgehen </text:p>
      <text:p text:style-name="Standard">2.) Schritt</text:p>
      <text:p text:style-name="Standard">→ Grid,Strahltests....</text:p>
      <text:p text:style-name="Standard">3.) Nachbarschaftsbeziehungen</text:p>
      <text:p text:style-name="Standard"/>
      <text:p text:style-name="Standard">wo Parallelisierung möglich</text:p>
      <text:p text:style-name="Standard"/>
      <text:p text:style-name="Standard">verwendete Parallelisierungsebenen</text:p>
      <text:p text:style-name="Standard"/>
      <text:p text:style-name="Standard">Speedup</text:p>
      <text:p text:style-name="Standard">mit BruteForce</text:p>
      <text:p text:style-name="Standard">mit Grid</text:p>
      <text:p text:style-name="Standard">mit Nachbarschaftsbeziehungen</text:p>
      <text:p text:style-name="Standard"/>
      <text:p text:style-name="Standard"/>
      <text:p text:style-name="Standard">Ausblick</text:p>
      <text:p text:style-name="Standard">Grundstein gelegt</text:p>
      <text:p text:style-name="Standard">weitere Optimierungen → shared mem,double buffering</text:p>
      <text:p text:style-name="Standard"/>
      <text:p text:style-name="Standard"/>
      <text:p text:style-name="Standard">Hinweis auf verwendete Nachbarschaftsbeziehungen</text:p>
      <text:p text:style-name="Standard"/>
      <text:p text:style-name="Standard"/>
      <text:p text:style-name="Standard"/>
      <text:p text:style-name="Standard"/>
      <text:p text:style-name="Standard"/>
      <text:p text:style-name="Standard">grid.h hat sich geändert!</text:p>
      <text:p text:style-name="Standard"/>
      <text:p text:style-name="Standard">calcBoundingBoxes</text:p>
      <text:p text:style-name="Standard">Aabbs nicht an GPU übergeben</text:p>
      <text:p text:style-name="Standard"/>
      <text:p text:style-name="Standard"/>
      <text:p text:style-name="Standard"><text:soft-page-break/>copyGr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1-24T16:10:45</meta:creation-date>
    <dc:date>2013-01-25T16:18:51</dc:date>
    <dc:creator>Frank Liebold</dc:creator>
    <meta:editing-duration>PT21M6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2" meta:paragraph-count="32" meta:word-count="93" meta:character-count="769" meta:non-whitespace-character-count="707"/>
  </office:meta>
</office:document-meta>
</file>